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and PHP Modules of fsvpn1(43.225.52.34, 43.225.52.35)</text:p>
      <text:p text:style-name="Standard"/>
      <text:p text:style-name="Standard"/>
      <text:p text:style-name="P1">PHP version - PHP 5.4.45</text:p>
      <text:p text:style-name="P2">PHP Modules</text:p>
      <text:p text:style-name="Standard"/>
      <text:p text:style-name="Standard">bcmath</text:p>
      <text:p text:style-name="Standard">bz2</text:p>
      <text:p text:style-name="Standard">calendar</text:p>
      <text:p text:style-name="Standard">Core</text:p>
      <text:p text:style-name="Standard">ctype</text:p>
      <text:p text:style-name="Standard">curl</text:p>
      <text:p text:style-name="Standard">date</text:p>
      <text:p text:style-name="Standard">dom</text:p>
      <text:p text:style-name="Standard">ereg</text:p>
      <text:p text:style-name="Standard">filter</text:p>
      <text:p text:style-name="Standard">ftp</text:p>
      <text:p text:style-name="Standard">gd</text:p>
      <text:p text:style-name="Standard">hash</text:p>
      <text:p text:style-name="Standard">iconv</text:p>
      <text:p text:style-name="Standard">imap</text:p>
      <text:p text:style-name="Standard">intl</text:p>
      <text:p text:style-name="Standard">ionCube Loader</text:p>
      <text:p text:style-name="Standard">json</text:p>
      <text:p text:style-name="Standard">libxml</text:p>
      <text:p text:style-name="Standard">mbstring</text:p>
      <text:p text:style-name="Standard">mcrypt</text:p>
      <text:p text:style-name="Standard">mysql</text:p>
      <text:p text:style-name="Standard">mysqli</text:p>
      <text:p text:style-name="Standard">mysqlnd</text:p>
      <text:p text:style-name="Standard">openssl</text:p>
      <text:p text:style-name="Standard">pcre</text:p>
      <text:p text:style-name="Standard">PDO</text:p>
      <text:p text:style-name="Standard">pdo_mysql</text:p>
      <text:p text:style-name="Standard">pdo_sqlite</text:p>
      <text:p text:style-name="Standard">Phar</text:p>
      <text:p text:style-name="Standard">posix</text:p>
      <text:p text:style-name="Standard">Reflection</text:p>
      <text:p text:style-name="Standard">session</text:p>
      <text:p text:style-name="Standard">SimpleXML</text:p>
      <text:p text:style-name="Standard">soap</text:p>
      <text:p text:style-name="Standard">sockets</text:p>
      <text:p text:style-name="Standard">SPL</text:p>
      <text:p text:style-name="Standard">sqlite3</text:p>
      <text:p text:style-name="Standard">standard</text:p>
      <text:p text:style-name="Standard">tidy</text:p>
      <text:p text:style-name="Standard">tokenizer</text:p>
      <text:p text:style-name="Standard">xml</text:p>
      <text:p text:style-name="Standard"><text:soft-page-break/>xmlreader</text:p>
      <text:p text:style-name="Standard">xmlrpc</text:p>
      <text:p text:style-name="Standard">xmlwriter</text:p>
      <text:p text:style-name="Standard">xsl</text:p>
      <text:p text:style-name="Standard">zip</text:p>
      <text:p text:style-name="Standard">zlib</text:p>
      <text:p text:style-name="Standard"/>
      <text:p text:style-name="P1">Server version: Apache/2.2.31</text:p>
      <text:p text:style-name="P1">Server MPM :Event</text:p>
      <text:p text:style-name="P2">Apache Modules</text:p>
      <text:p text:style-name="Standard"/>
      <text:p text:style-name="Standard">Loaded Modules:</text:p>
      <text:p text:style-name="Standard"><text:s/>core_module (static)</text:p>
      <text:p text:style-name="Standard"><text:s/>authn_file_module (static)</text:p>
      <text:p text:style-name="Standard"><text:s/>authn_default_module (static)</text:p>
      <text:p text:style-name="Standard"><text:s/>authz_host_module (static)</text:p>
      <text:p text:style-name="Standard"><text:s/>authz_groupfile_module (static)</text:p>
      <text:p text:style-name="Standard"><text:s/>authz_user_module (static)</text:p>
      <text:p text:style-name="Standard"><text:s/>authz_default_module (static)</text:p>
      <text:p text:style-name="Standard"><text:s/>auth_basic_module (static)</text:p>
      <text:p text:style-name="Standard"><text:s/>cache_module (static)</text:p>
      <text:p text:style-name="Standard"><text:s/>disk_cache_module (static)</text:p>
      <text:p text:style-name="Standard"><text:s/>dbd_module (static)</text:p>
      <text:p text:style-name="Standard"><text:s/>include_module (static)</text:p>
      <text:p text:style-name="Standard"><text:s/>filter_module (static)</text:p>
      <text:p text:style-name="Standard"><text:s/>deflate_module (static)</text:p>
      <text:p text:style-name="Standard"><text:s/>log_config_module (static)</text:p>
      <text:p text:style-name="Standard"><text:s/>logio_module (static)</text:p>
      <text:p text:style-name="Standard"><text:s/>env_module (static)</text:p>
      <text:p text:style-name="Standard"><text:s/>expires_module (static)</text:p>
      <text:p text:style-name="Standard"><text:s/>headers_module (static)</text:p>
      <text:p text:style-name="Standard"><text:s/>unique_id_module (static)</text:p>
      <text:p text:style-name="Standard"><text:s/>setenvif_module (static)</text:p>
      <text:p text:style-name="Standard"><text:s/>version_module (static)</text:p>
      <text:p text:style-name="Standard"><text:s/>proxy_module (static)</text:p>
      <text:p text:style-name="Standard"><text:s/>proxy_connect_module (static)</text:p>
      <text:p text:style-name="Standard"><text:s/>proxy_ftp_module (static)</text:p>
      <text:p text:style-name="Standard"><text:s/>proxy_http_module (static)</text:p>
      <text:p text:style-name="Standard"><text:s/>proxy_scgi_module (static)</text:p>
      <text:p text:style-name="Standard"><text:s/>proxy_ajp_module (static)</text:p>
      <text:p text:style-name="Standard"><text:s/>proxy_balancer_module (static)</text:p>
      <text:p text:style-name="Standard"><text:s/>ssl_module (static)</text:p>
      <text:p text:style-name="Standard"><text:s/>mpm_event_module (static)</text:p>
      <text:p text:style-name="Standard"><text:s/>http_module (static)</text:p>
      <text:p text:style-name="Standard"><text:s/>mime_module (static)</text:p>
      <text:p text:style-name="Standard"><text:s/>dav_module (static)</text:p>
      <text:p text:style-name="Standard"><text:s/>status_module (static)</text:p>
      <text:p text:style-name="Standard"><text:s/>autoindex_module (static)</text:p>
      <text:p text:style-name="Standard"><text:soft-page-break/><text:s/>asis_module (static)</text:p>
      <text:p text:style-name="Standard"><text:s/>info_module (static)</text:p>
      <text:p text:style-name="Standard"><text:s/>suexec_module (static)</text:p>
      <text:p text:style-name="Standard"><text:s/>cgid_module (static)</text:p>
      <text:p text:style-name="Standard"><text:s/>dav_fs_module (static)</text:p>
      <text:p text:style-name="Standard"><text:s/>negotiation_module (static)</text:p>
      <text:p text:style-name="Standard"><text:s/>dir_module (static)</text:p>
      <text:p text:style-name="Standard"><text:s/>actions_module (static)</text:p>
      <text:p text:style-name="Standard"><text:s/>speling_module (static)</text:p>
      <text:p text:style-name="Standard"><text:s/>userdir_module (static)</text:p>
      <text:p text:style-name="Standard"><text:s/>alias_module (static)</text:p>
      <text:p text:style-name="Standard"><text:s/>rewrite_module (static)</text:p>
      <text:p text:style-name="Standard"><text:s/>so_module (static)</text:p>
      <text:p text:style-name="Standard"><text:s/>bwlimited_module (shared)</text:p>
      <text:p text:style-name="Standard"><text:s/>bw_module (shared)</text:p>
      <text:p text:style-name="Standard"><text:s/>suphp_module (shared)</text:p>
      <text:p text:style-name="Standard"><text:s/>security2_module (shared)</text:p>
      <text:p text:style-name="Standard"/>
      <text:p text:style-name="Standard"/>
      <text:p text:style-name="P2">Open ports in the server</text:p>
      <text:p text:style-name="Standard"/>
      <text:p text:style-name="Standard">tcp <text:s text:c="7"/>0 <text:s text:c="5"/>0 0.0.0.0:110 <text:s text:c="16"/>0.0.0.0:* <text:s text:c="18"/>LISTEN <text:s text:c="5"/>1170/dovecot</text:p>
      <text:p text:style-name="Standard">tcp <text:s text:c="7"/>0 <text:s text:c="5"/>0 127.0.0.1:783 <text:s text:c="14"/>0.0.0.0:* <text:s text:c="18"/>LISTEN <text:s text:c="5"/>9475/spamd child</text:p>
      <text:p text:style-name="Standard">tcp <text:s text:c="7"/>0 <text:s text:c="5"/>0 0.0.0.0:2095 <text:s text:c="15"/>0.0.0.0:* <text:s text:c="18"/>LISTEN <text:s text:c="5"/>1391/cpsrvd (SSL) -</text:p>
      <text:p text:style-name="Standard">tcp <text:s text:c="7"/>0 <text:s text:c="5"/>0 0.0.0.0:143 <text:s text:c="16"/>0.0.0.0:* <text:s text:c="18"/>LISTEN <text:s text:c="5"/>1170/dovecot</text:p>
      <text:p text:style-name="Standard">tcp <text:s text:c="7"/>0 <text:s text:c="5"/>0 0.0.0.0:2096 <text:s text:c="15"/>0.0.0.0:* <text:s text:c="18"/>LISTEN <text:s text:c="5"/>1391/cpsrvd (SSL) -</text:p>
      <text:p text:style-name="Standard">tcp <text:s text:c="7"/>0 <text:s text:c="5"/>0 0.0.0.0:80 <text:s text:c="17"/>0.0.0.0:* <text:s text:c="18"/>LISTEN <text:s text:c="5"/>1234/httpd</text:p>
      <text:p text:style-name="Standard">tcp <text:s text:c="7"/>0 <text:s text:c="5"/>0 0.0.0.0:465 <text:s text:c="16"/>0.0.0.0:* <text:s text:c="18"/>LISTEN <text:s text:c="5"/>1206/exim</text:p>
      <text:p text:style-name="Standard">tcp <text:s text:c="7"/>0 <text:s text:c="5"/>0 0.0.0.0:21 <text:s text:c="17"/>0.0.0.0:* <text:s text:c="18"/>LISTEN <text:s text:c="5"/>1244/pure-ftpd (SER</text:p>
      <text:p text:style-name="Standard">tcp <text:s text:c="7"/>0 <text:s text:c="5"/>0 43.225.52.35:53 <text:s text:c="12"/>0.0.0.0:* <text:s text:c="18"/>LISTEN <text:s text:c="5"/>741/named</text:p>
      <text:p text:style-name="Standard">tcp <text:s text:c="7"/>0 <text:s text:c="5"/>0 43.225.52.34:53 <text:s text:c="12"/>0.0.0.0:* <text:s text:c="18"/>LISTEN <text:s text:c="5"/>741/named</text:p>
      <text:p text:style-name="Standard">tcp <text:s text:c="7"/>0 <text:s text:c="5"/>0 127.0.0.1:53 <text:s text:c="15"/>0.0.0.0:* <text:s text:c="18"/>LISTEN <text:s text:c="5"/>741/named</text:p>
      <text:p text:style-name="Standard">tcp <text:s text:c="7"/>0 <text:s text:c="5"/>0 0.0.0.0:22 <text:s text:c="17"/>0.0.0.0:* <text:s text:c="18"/>LISTEN <text:s text:c="5"/>797/sshd</text:p>
      <text:p text:style-name="Standard">tcp <text:s text:c="7"/>0 <text:s text:c="5"/>0 0.0.0.0:25 <text:s text:c="17"/>0.0.0.0:* <text:s text:c="18"/>LISTEN <text:s text:c="5"/>1206/exim</text:p>
      <text:p text:style-name="Standard">tcp <text:s text:c="7"/>0 <text:s text:c="5"/>0 127.0.0.1:953 <text:s text:c="14"/>0.0.0.0:* <text:s text:c="18"/>LISTEN <text:s text:c="5"/>741/named</text:p>
      <text:p text:style-name="Standard">tcp <text:s text:c="7"/>0 <text:s text:c="5"/>0 0.0.0.0:26 <text:s text:c="17"/>0.0.0.0:* <text:s text:c="18"/>LISTEN <text:s text:c="5"/>1206/exim</text:p>
      <text:p text:style-name="Standard">tcp <text:s text:c="7"/>0 <text:s text:c="5"/>0 0.0.0.0:443 <text:s text:c="16"/>0.0.0.0:* <text:s text:c="18"/>LISTEN <text:s text:c="5"/>1234/httpd</text:p>
      <text:p text:style-name="Standard">tcp <text:s text:c="7"/>0 <text:s text:c="5"/>0 0.0.0.0:2077 <text:s text:c="15"/>0.0.0.0:* <text:s text:c="18"/>LISTEN <text:s text:c="5"/>1436/cpdavd - accep</text:p>
      <text:p text:style-name="Standard">tcp <text:s text:c="7"/>0 <text:s text:c="5"/>0 0.0.0.0:2078 <text:s text:c="15"/>0.0.0.0:* <text:s text:c="18"/>LISTEN <text:s text:c="5"/>1436/cpdavd - accep</text:p>
      <text:p text:style-name="Standard">tcp <text:s text:c="7"/>0 <text:s text:c="5"/>0 0.0.0.0:2079 <text:s text:c="15"/>0.0.0.0:* <text:s text:c="18"/>LISTEN <text:s text:c="5"/>1436/cpdavd - accep</text:p>
      <text:p text:style-name="Standard">tcp <text:s text:c="7"/>0 <text:s text:c="5"/>0 0.0.0.0:2080 <text:s text:c="15"/>0.0.0.0:* <text:s text:c="18"/>LISTEN <text:s text:c="5"/>1436/cpdavd - accep</text:p>
      <text:p text:style-name="Standard">tcp <text:s text:c="7"/>0 <text:s text:c="5"/>0 0.0.0.0:993 <text:s text:c="16"/>0.0.0.0:* <text:s text:c="18"/>LISTEN <text:s text:c="5"/>1170/dovecot</text:p>
      <text:p text:style-name="Standard">tcp <text:s text:c="7"/>0 <text:s text:c="5"/>0 0.0.0.0:2082 <text:s text:c="15"/>0.0.0.0:* <text:s text:c="18"/>LISTEN <text:s text:c="5"/>1391/cpsrvd (SSL) -</text:p>
      <text:p text:style-name="Standard">tcp <text:s text:c="7"/>0 <text:s text:c="5"/>0 127.0.0.1:579 <text:s text:c="14"/>0.0.0.0:* <text:s text:c="18"/>LISTEN <text:s text:c="5"/>1426/cPhulkd - proc</text:p>
      <text:p text:style-name="Standard">tcp <text:s text:c="7"/>0 <text:s text:c="5"/>0 0.0.0.0:2083 <text:s text:c="15"/>0.0.0.0:* <text:s text:c="18"/>LISTEN <text:s text:c="5"/>1391/cpsrvd (SSL) -</text:p>
      <text:p text:style-name="Standard">tcp <text:s text:c="7"/>0 <text:s text:c="5"/>0 0.0.0.0:995 <text:s text:c="16"/>0.0.0.0:* <text:s text:c="18"/>LISTEN <text:s text:c="5"/>1170/dovecot</text:p>
      <text:p text:style-name="Standard">tcp <text:s text:c="7"/>0 <text:s text:c="5"/>0 0.0.0.0:2086 <text:s text:c="15"/>0.0.0.0:* <text:s text:c="18"/>LISTEN <text:s text:c="5"/>1391/cpsrvd (SSL) -</text:p>
      <text:p text:style-name="Standard">tcp <text:s text:c="7"/>0 <text:s text:c="5"/>0 0.0.0.0:2087 <text:s text:c="15"/>0.0.0.0:* <text:s text:c="18"/>LISTEN <text:s text:c="5"/>1391/cpsrvd (SSL) -</text:p>
      <text:p text:style-name="Standard"><text:soft-page-break/>tcp <text:s text:c="7"/>0 <text:s text:c="5"/>0 0.0.0.0:3306 <text:s text:c="15"/>0.0.0.0:* <text:s text:c="18"/>LISTEN <text:s text:c="5"/>1133/mysqld</text:p>
      <text:p text:style-name="Standard">tcp <text:s text:c="7"/>0 <text:s text:c="5"/>0 0.0.0.0:587 <text:s text:c="16"/>0.0.0.0:* <text:s text:c="18"/>LISTEN <text:s text:c="5"/>1206/exim</text:p>
      <text:p text:style-name="Standard">tcp <text:s text:c="7"/>0 <text:s text:c="5"/>0 :::110 <text:s text:c="21"/>:::* <text:s text:c="23"/>LISTEN <text:s text:c="5"/>1170/dovecot</text:p>
      <text:p text:style-name="Standard">tcp <text:s text:c="7"/>0 <text:s text:c="5"/>0 :::143 <text:s text:c="21"/>:::* <text:s text:c="23"/>LISTEN <text:s text:c="5"/>1170/dovecot</text:p>
      <text:p text:style-name="Standard">tcp <text:s text:c="7"/>0 <text:s text:c="5"/>0 :::80 <text:s text:c="22"/>:::* <text:s text:c="23"/>LISTEN <text:s text:c="5"/>1234/httpd</text:p>
      <text:p text:style-name="Standard">tcp <text:s text:c="7"/>0 <text:s text:c="5"/>0 :::21 <text:s text:c="22"/>:::* <text:s text:c="23"/>LISTEN <text:s text:c="5"/>1244/pure-ftpd (SER</text:p>
      <text:p text:style-name="Standard">tcp <text:s text:c="7"/>0 <text:s text:c="5"/>0 :::22 <text:s text:c="22"/>:::* <text:s text:c="23"/>LISTEN <text:s text:c="5"/>797/sshd</text:p>
      <text:p text:style-name="Standard">tcp <text:s text:c="7"/>0 <text:s text:c="5"/>0 :::443 <text:s text:c="21"/>:::* <text:s text:c="23"/>LISTEN <text:s text:c="5"/>1234/httpd</text:p>
      <text:p text:style-name="Standard">tcp <text:s text:c="7"/>0 <text:s text:c="5"/>0 :::993 <text:s text:c="21"/>:::* <text:s text:c="23"/>LISTEN <text:s text:c="5"/>1170/dovecot</text:p>
      <text:p text:style-name="Standard">tcp <text:s text:c="7"/>0 <text:s text:c="5"/>0 :::995 <text:s text:c="21"/>:::* <text:s text:c="23"/>LISTEN <text:s text:c="5"/>1170/dovecot</text:p>
      <text:p text:style-name="Standard"/>
      <text:p text:style-name="Standard"><text:span text:style-name="T4">MySQL version</text:span> - mysql <text:s/>Ver 14.14 Distrib <text:span text:style-name="T4">5.5.58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3T13:18:43.48</meta:creation-date>
    <dc:date>2018-04-23T13:59:30.57</dc:date>
    <meta:editing-duration>PT40M45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4" meta:paragraph-count="147" meta:word-count="476" meta:character-count="5553"/>
  </office:meta>
</office:document-meta>
</file>